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Levine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3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henandoah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OFFICE OF DAVID LEVINE,/</text:p>
      <text:p text:style-name="P2"><text:tab/>Palace Clothing Hall./</text:p>
      <text:p text:style-name="P2">GENTS' FURNISHING GOODS, HATS AND CAPS./</text:p>
      <text:p text:style-name="P2">Cor. Main and Centre Streets./</text:p>
      <text:p text:style-name="P3">Shenandoah, Pa., Sept 3<text:span text:style-name="T2">d</text:span><text:span text:style-name="T3"> 1892/</text:span></text:p>
      <text:p text:style-name="P2"><text:span text:style-name="T3">Rev. S Morais/</text:span></text:p>
      <text:p text:style-name="P2"><text:span text:style-name="T3"><text:tab/>Dear Sir/</text:span></text:p>
      <text:p text:style-name="P2"><text:span text:style-name="T3">Your letter to hand and its/ contents noted and in/ reply will state that you/ can leave Philadelphia Ninth/ and Green Sts depot Ph. R R at/ 8.35 A. M. sharp. and arrive/ here at 12.20. P. M./</text:span></text:p>
      <text:p text:style-name="P2"><text:span text:style-name="T3">you[sic!] can leave here again at 5.53./ P. M. and arrive in Philadelphia/ at 10.10. P. M. in case you miss/ that train you can leave here/ midnight train 1. A. M. with/ sleeper and arrive at </text:span><text:span text:style-name="T4">Phila</text:span><text:span text:style-name="T5"> at/</text:span></text:p>
      <text:p text:style-name="P2"><text:span text:style-name="T5"/></text:p>
      <text:p text:style-name="P2"><text:span text:style-name="T5">[Page 2]</text:span></text:p>
      <text:p text:style-name="P2"><text:soft-page-break/><text:span text:style-name="T5">about 6.45 A. M. <text:s/>As far as the/ arrangements are concerned/ we have a temperary[sic!] Synagoge[sic!]/ in a hall a few blocks away/ so we intend to march in/ procession from that place/ to our new Synagoge[sic!] carrying/ the Sefar Tora with a band/ of Music. <text:s/>Now Rev Sir/ please tell us if that is the/ proper way, if not we will/ take any suggestion which/ you will deem proper./ <text:s/>Please leave us know if this/ is O. K. by ret. of mail and/ oblige/ Yours very truly/ David Levine/</text:span></text:p>
      <text:p text:style-name="P2"><text:span text:style-name="T5"/></text:p>
      <text:p text:style-name="P2"><text:span text:style-name="T5">[Page 3]</text:span></text:p>
      <text:p text:style-name="P2"><text:span text:style-name="T5">We would like to ask all/ the ministers of all the/ denominations to the/ dedication as most of them/ are friendly to us, and they/ would make highly fitting/ remarks of our nation but/ if you dont[sic!] think it proper/ leave us kno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43:54.96</meta:creation-date>
    <dc:date>2011-12-06T14:53:43.90</dc:date>
    <dc:creator>Penn Libraries</dc:creator>
    <meta:editing-duration>PT00H09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408" meta:character-count="2575"/>
  </office:meta>
</office:document-meta>
</file>